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ext_20_body">Perfecto, Fab. Vamos a desarrollar esta primera sección —<text:span text:style-name="Strong_20_Emphasis">la eficiencia algorítmica de la vida</text:span>— con un tono académico accesible, sin tecnicismos innecesarios, pero sin perder rigor. Te entrego un texto de unas ~800 palabras, estructurado, claro y pensado para un lector general que quizá nunca ha estudiado biología ni computación, pero que puede seguir una argumentación lógica bien guiada.</text:p>
      <text:p text:style-name="Horizontal_20_Line"/>
      <text:h text:style-name="Heading_20_1" text:outline-level="1"><text:span text:style-name="Strong_20_Emphasis">La eficiencia algorítmica de la vida como sistema inteligente</text:span></text:h>
      <text:p text:style-name="Text_20_body">Cuando observamos la vida desde fuera, solemos verla como un conjunto de organismos: plantas, animales, bacterias, hongos. Pero si damos un paso atrás y miramos el fenómeno en su totalidad, aparece algo mucho más profundo: un sistema que lleva miles de millones de años resolviendo problemas de forma continua, adaptándose, explorando posibilidades y encontrando soluciones que ningún ingeniero humano podría haber diseñado. La vida, entendida como un sistema inteligente, destaca por una característica que la hace única: su <text:span text:style-name="Strong_20_Emphasis">eficiencia algorítmica</text:span>.</text:p>
      <text:p text:style-name="Text_20_body">Este término, que puede sonar técnico, se refiere simplemente a la relación entre los recursos que un sistema utiliza y los resultados que obtiene. En computación, un algoritmo eficiente es aquel que resuelve un problema explorando el menor número posible de caminos, consumiendo poca energía y aprovechando al máximo cada operación. Si aplicamos esta idea a la vida, descubrimos que su arquitectura es extraordinariamente eficiente, incluso comparada con las máquinas más avanzadas que hemos construido.</text:p>
      <text:h text:style-name="Heading_20_2" text:outline-level="2"><text:span text:style-name="Strong_20_Emphasis">1. Un paralelismo extremo: millones de procesadores trabajando a la vez</text:span></text:h>
      <text:p text:style-name="Text_20_body">La primera gran diferencia entre la vida y cualquier sistema artificial es su capacidad de operar en paralelo. Un ordenador moderno puede tener varios núcleos, quizá decenas en el caso de un supercomputador. La vida, en cambio, funciona con <text:span text:style-name="Strong_20_Emphasis">millones de procesadores simultáneos</text:span>, donde cada individuo es un nodo autónomo que explora una parte del espacio de posibilidades.</text:p>
      <text:p text:style-name="Text_20_body">Cada organismo, desde una bacteria hasta un mamífero, realiza su propia búsqueda: prueba estrategias, se adapta a su entorno, sobrevive o no. Y cada uno de esos intentos contribuye al aprendizaje global del sistema. La vida no apuesta por una única solución; apuesta por todas a la vez. Esta multiplicidad reduce drásticamente el tiempo necesario para encontrar respuestas. En lugar de un único procesador probando caminos uno por uno, tenemos un ejército de exploradores avanzando en paralelo.</text:p>
      <text:p text:style-name="Text_20_body">Este paralelismo masivo es una de las claves de su eficiencia. Ningún algoritmo artificial ha logrado replicar esta escala de exploración simultánea.</text:p>
      <text:h text:style-name="Heading_20_2" text:outline-level="2"><text:soft-page-break/><text:span text:style-name="Strong_20_Emphasis">2. Una búsqueda distribuida del espacio de soluciones</text:span></text:h>
      <text:p text:style-name="Text_20_body">La vida no sigue un plan centralizado. No hay un “director” que indique qué probar o qué evitar. En su lugar, utiliza un mecanismo distribuido: cada individuo realiza pequeñas variaciones, pequeñas apuestas, pequeñas desviaciones. Algunas funcionan, otras no. Pero el sistema en su conjunto avanza.</text:p>
      <text:p text:style-name="Text_20_body">Este tipo de búsqueda se parece a lo que en computación llamamos métodos estocásticos: algoritmos que exploran el espacio de soluciones introduciendo variaciones aleatorias. La diferencia es que la vida lo hace a una escala gigantesca y con una eficiencia energética incomparable.</text:p>
      <text:p text:style-name="Text_20_body">Cada mutación, cada reproducción, cada interacción es una micro‑operación que contribuye a la exploración global. Y lo más sorprendente es que el sistema no necesita saber qué está buscando. La selección natural actúa como un filtro automático que retiene las soluciones útiles y descarta las ineficientes. Es un proceso de optimización continuo, sin pausa y sin supervisión.</text:p>
      <text:h text:style-name="Heading_20_2" text:outline-level="2"><text:span text:style-name="Strong_20_Emphasis">3. Una memoria distribuida y redundante</text:span></text:h>
      <text:p text:style-name="Text_20_body">Otro elemento esencial de la eficiencia de la vida es su forma de almacenar información. En un ordenador, la memoria está concentrada en un único dispositivo. Si se pierde, se pierde todo. La vida, en cambio, distribuye su memoria en el ADN de cada individuo. Cada organismo es una copia parcial del conocimiento acumulado por el sistema a lo largo de millones de años.</text:p>
      <text:p text:style-name="Text_20_body">Esta memoria distribuida tiene dos ventajas fundamentales:</text:p>
      <text:list xml:id="list2305619236" text:style-name="L1">
        <text:list-item>
          <text:p text:style-name="P2"><text:span text:style-name="Strong_20_Emphasis">redundancia:</text:span> si un individuo desaparece, la información no se pierde </text:p>
        </text:list-item>
        <text:list-item>
          <text:p text:style-name="P1"><text:span text:style-name="Strong_20_Emphasis">acceso inmediato:</text:span> cada organismo lleva consigo las instrucciones necesarias para funcionar y adaptarse </text:p>
        </text:list-item>
      </text:list>
      <text:p text:style-name="Text_20_body">Esta arquitectura reduce el coste de transmisión de información y aumenta la resiliencia del sistema. Es como si cada nodo de una red informática llevara consigo una copia completa del software necesario para operar, garantizando que la red nunca se detenga.</text:p>
      <text:h text:style-name="Heading_20_2" text:outline-level="2"><text:span text:style-name="Strong_20_Emphasis">4. Optimización local con selección global</text:span></text:h>
      <text:p text:style-name="Text_20_body">La vida combina dos niveles de operación que, juntos, producen una eficiencia extraordinaria:</text:p>
      <text:list xml:id="list3814974758" text:style-name="L2">
        <text:list-item>
          <text:p text:style-name="P4"><text:span text:style-name="Strong_20_Emphasis">optimización local:</text:span> cada individuo se adapta a su entorno inmediato </text:p>
        </text:list-item>
        <text:list-item>
          <text:p text:style-name="P3"><text:span text:style-name="Strong_20_Emphasis">selección global:</text:span> el sistema retiene solo las soluciones que funcionan mejor </text:p>
        </text:list-item>
      </text:list>
      <text:p text:style-name="Text_20_body">Esta combinación permite que la vida explore sin necesidad de un plan maestro. Las variaciones ocurren localmente, pero su impacto se evalúa globalmente. Es un mecanismo de aprendizaje distribuido que no requiere supervisión ni coordinación central.</text:p>
      <text:p text:style-name="Text_20_body">En términos algorítmicos, es una mezcla de heurísticas locales con un criterio global de rendimiento. Y esta mezcla es precisamente lo que hace que la vida avance sin detenerse, sin colapsar y sin necesidad de reiniciarse.</text:p>
      <text:h text:style-name="Heading_20_2" text:outline-level="2"><text:soft-page-break/><text:span text:style-name="Strong_20_Emphasis">5. Un sistema que mejora su eficiencia con el tiempo</text:span></text:h>
      <text:p text:style-name="Text_20_body">Quizá el aspecto más sorprendente de la vida es que su eficiencia no es fija. A diferencia de un ordenador, cuya arquitectura es estable, la vida <text:span text:style-name="Strong_20_Emphasis">evoluciona su propia arquitectura</text:span>. Cada nueva especie, cada nueva forma de organización, cada nueva simbiosis es una mejora en la capacidad del sistema para resolver problemas.</text:p>
      <text:p text:style-name="Text_20_body">La vida no solo ejecuta un algoritmo: <text:span text:style-name="Strong_20_Emphasis">mejora el algoritmo mientras lo ejecuta</text:span>.</text:p>
      <text:p text:style-name="Text_20_body">Esto la convierte en un sistema inteligente de una categoría completamente distinta a cualquier máquina artificial. Su eficiencia no se limita a lo que es hoy; crece con cada generación.</text:p>
      <text:p text:style-name="Horizontal_20_Line"/>
      <text:p text:style-name="Text_20_body">Si te parece bien, en el siguiente paso desarrollamos el punto 2 —<text:span text:style-name="Strong_20_Emphasis">el coste computacional de la vida</text:span>— con la misma profundidad y claridad.</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3-21T10:47:22.700000000</meta:creation-date>
    <dc:date>2026-03-21T10:54:30.427000000</dc:date>
    <meta:editing-duration>PT7M7S</meta:editing-duration>
    <meta:editing-cycles>1</meta:editing-cycles>
    <meta:document-statistic meta:table-count="0" meta:image-count="0" meta:object-count="0" meta:page-count="3" meta:paragraph-count="29" meta:word-count="929" meta:character-count="6021" meta:non-whitespace-character-count="5121"/>
    <meta:generator>LibreOffice/7.3.5.2$Windows_X86_64 LibreOffice_project/184fe81b8c8c30d8b5082578aee2fed2ea847c01</meta:generator>
  </office:meta>
</office:document-meta>
</file>